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2" table:default-cell-style-name="ce6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All in millions of USD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h and cash equivalents</text:p>
          </table:table-cell>
          <table:table-cell office:value-type="float" office:value="13803" calcext:value-type="float">
            <text:p>13803</text:p>
          </table:table-cell>
          <table:table-cell office:value-type="float" office:value="14619" calcext:value-type="float">
            <text:p>14619</text:p>
          </table:table-cell>
          <table:table-cell office:value-type="float" office:value="17675" calcext:value-type="float">
            <text:p>17675</text:p>
          </table:table-cell>
          <table:table-cell office:value-type="float" office:value="6781.783" calcext:value-type="float">
            <text:p>6781.783</text:p>
          </table:table-cell>
          <table:table-cell office:value-type="float" office:value="3571.539" calcext:value-type="float">
            <text:p>3571.539</text:p>
          </table:table-cell>
          <table:table-cell office:value-type="float" office:value="2923.075" calcext:value-type="float">
            <text:p>2923.075</text:p>
          </table:table-cell>
          <table:table-cell office:value-type="float" office:value="2545.75" calcext:value-type="float">
            <text:p>2545.75</text:p>
          </table:table-cell>
          <table:table-cell office:value-type="float" office:value="1503.257" calcext:value-type="float">
            <text:p>1503.257</text:p>
          </table:table-cell>
          <table:table-cell office:value-type="float" office:value="1796.062" calcext:value-type="float">
            <text:p>1796.062</text:p>
          </table:table-cell>
          <table:table-cell office:value-type="float" office:value="1538.779" calcext:value-type="float">
            <text:p>1538.779</text:p>
          </table:table-cell>
          <table:table-cell office:value-type="float" office:value="1008.983" calcext:value-type="float">
            <text:p>1008.983</text:p>
          </table:table-cell>
        </table:table-row>
        <table:table-row table:style-name="ro1">
          <table:table-cell office:value-type="string" calcext:value-type="string">
            <text:p>Available-for-sale securities, at fair value</text:p>
          </table:table-cell>
          <table:table-cell office:value-type="float" office:value="26069" calcext:value-type="float">
            <text:p>26069</text:p>
          </table:table-cell>
          <table:table-cell office:value-type="float" office:value="27221" calcext:value-type="float">
            <text:p>27221</text:p>
          </table:table-cell>
          <table:table-cell office:value-type="float" office:value="30913" calcext:value-type="float">
            <text:p>30913</text:p>
          </table:table-cell>
          <table:table-cell office:value-type="float" office:value="14014.919" calcext:value-type="float">
            <text:p>14014.919</text:p>
          </table:table-cell>
          <table:table-cell office:value-type="float" office:value="7790.043" calcext:value-type="float">
            <text:p>7790.043</text:p>
          </table:table-cell>
          <table:table-cell office:value-type="float" office:value="11120.664" calcext:value-type="float">
            <text:p>11120.664</text:p>
          </table:table-cell>
          <table:table-cell office:value-type="float" office:value="12620.411" calcext:value-type="float">
            <text:p>12620.411</text:p>
          </table:table-cell>
          <table:table-cell office:value-type="float" office:value="16380.748" calcext:value-type="float">
            <text:p>16380.748</text:p>
          </table:table-cell>
          <table:table-cell office:value-type="float" office:value="13540.655" calcext:value-type="float">
            <text:p>13540.655</text:p>
          </table:table-cell>
          <table:table-cell table:style-name="ce5" office:value-type="float" office:value="11986.821" calcext:value-type="float">
            <text:p>11987</text:p>
          </table:table-cell>
          <table:table-cell table:style-name="ce5" office:value-type="float" office:value="11343.177" calcext:value-type="float">
            <text:p>11343</text:p>
          </table:table-cell>
        </table:table-row>
        <table:table-row table:style-name="ro1">
          <table:table-cell office:value-type="string" calcext:value-type="string">
            <text:p>Held-to-maturity securities</text:p>
          </table:table-cell>
          <table:table-cell office:value-type="float" office:value="91321" calcext:value-type="float">
            <text:p>91321</text:p>
          </table:table-cell>
          <table:table-cell office:value-type="float" office:value="98195" calcext:value-type="float">
            <text:p>98195</text:p>
          </table:table-cell>
          <table:table-cell office:value-type="float" office:value="16592" calcext:value-type="float">
            <text:p>16592</text:p>
          </table:table-cell>
          <table:table-cell office:value-type="float" office:value="13842.946" calcext:value-type="float">
            <text:p>13842.946</text:p>
          </table:table-cell>
          <table:table-cell office:value-type="float" office:value="15487.442" calcext:value-type="float">
            <text:p>15487.442</text:p>
          </table:table-cell>
          <table:table-cell office:value-type="float" office:value="12663.455" calcext:value-type="float">
            <text:p>12663.455</text:p>
          </table:table-cell>
          <table:table-cell office:value-type="float" office:value="8426.998" calcext:value-type="float">
            <text:p>8426.998</text:p>
          </table:table-cell>
          <table:table-cell office:value-type="float" office:value="8790.963" calcext:value-type="float">
            <text:p>8790.963</text:p>
          </table:table-cell>
          <table:table-cell office:value-type="float" office:value="7421.042" calcext:value-type="float">
            <text:p>7421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-marketable and other equity securities</text:p>
          </table:table-cell>
          <table:table-cell office:value-type="float" office:value="2664" calcext:value-type="float">
            <text:p>2664</text:p>
          </table:table-cell>
          <table:table-cell office:value-type="float" office:value="2543" calcext:value-type="float">
            <text:p>2543</text:p>
          </table:table-cell>
          <table:table-cell office:value-type="float" office:value="1802" calcext:value-type="float">
            <text:p>1802</text:p>
          </table:table-cell>
          <table:table-cell office:value-type="float" office:value="1213.829" calcext:value-type="float">
            <text:p>1213.829</text:p>
          </table:table-cell>
          <table:table-cell office:value-type="float" office:value="941.104" calcext:value-type="float">
            <text:p>941.104</text:p>
          </table:table-cell>
          <table:table-cell office:value-type="float" office:value="651.053" calcext:value-type="float">
            <text:p>651.053</text:p>
          </table:table-cell>
          <table:table-cell office:value-type="float" office:value="622.552" calcext:value-type="float">
            <text:p>622.552</text:p>
          </table:table-cell>
          <table:table-cell office:value-type="float" office:value="674.946" calcext:value-type="float">
            <text:p>674.946</text:p>
          </table:table-cell>
          <table:table-cell office:value-type="float" office:value="1728.14" calcext:value-type="float">
            <text:p>1728.14</text:p>
          </table:table-cell>
          <table:table-cell office:value-type="float" office:value="1595.494" calcext:value-type="float">
            <text:p>1595.494</text:p>
          </table:table-cell>
          <table:table-cell office:value-type="float" office:value="1184.265" calcext:value-type="float">
            <text:p>1184.265</text:p>
          </table:table-cell>
        </table:table-row>
        <table:table-row table:style-name="ro1">
          <table:table-cell office:value-type="string" calcext:value-type="string">
            <text:p>Total investment securities</text:p>
          </table:table-cell>
          <table:table-cell office:value-type="float" office:value="120054" calcext:value-type="float">
            <text:p>120054</text:p>
          </table:table-cell>
          <table:table-cell office:value-type="float" office:value="127959" calcext:value-type="float">
            <text:p>127959</text:p>
          </table:table-cell>
          <table:table-cell office:value-type="float" office:value="49307" calcext:value-type="float">
            <text:p>49307</text:p>
          </table:table-cell>
          <table:table-cell office:value-type="float" office:value="29071.694" calcext:value-type="float">
            <text:p>29071.694</text:p>
          </table:table-cell>
          <table:table-cell office:value-type="float" office:value="24218.589" calcext:value-type="float">
            <text:p>24218.589</text:p>
          </table:table-cell>
          <table:table-cell office:value-type="float" office:value="24435.172" calcext:value-type="float">
            <text:p>24435.172</text:p>
          </table:table-cell>
          <table:table-cell office:value-type="float" office:value="21669.961" calcext:value-type="float">
            <text:p>21669.961</text:p>
          </table:table-cell>
          <table:table-cell office:value-type="float" office:value="25846.657" calcext:value-type="float">
            <text:p>25846.657</text:p>
          </table:table-cell>
          <table:table-cell office:value-type="float" office:value="22689.837" calcext:value-type="float">
            <text:p>22689.837</text:p>
          </table:table-cell>
          <table:table-cell office:value-type="float" office:value="13582.315" calcext:value-type="float">
            <text:p>13582.315</text:p>
          </table:table-cell>
          <table:table-cell office:value-type="float" office:value="12527.442" calcext:value-type="float">
            <text:p>12527.442</text:p>
          </table:table-cell>
        </table:table-row>
        <table:table-row table:style-name="ro1">
          <table:table-cell office:value-type="string" calcext:value-type="string">
            <text:p>Loans, amortized cost</text:p>
          </table:table-cell>
          <table:table-cell office:value-type="float" office:value="74250" calcext:value-type="float">
            <text:p>74250</text:p>
          </table:table-cell>
          <table:table-cell office:value-type="float" office:value="66276" calcext:value-type="float">
            <text:p>66276</text:p>
          </table:table-cell>
          <table:table-cell office:value-type="float" office:value="45181" calcext:value-type="float">
            <text:p>45181</text:p>
          </table:table-cell>
          <table:table-cell office:value-type="float" office:value="33164.636" calcext:value-type="float">
            <text:p>33164.636</text:p>
          </table:table-cell>
          <table:table-cell office:value-type="float" office:value="28338.28" calcext:value-type="float">
            <text:p>28338.28</text:p>
          </table:table-cell>
          <table:table-cell office:value-type="float" office:value="23106.316" calcext:value-type="float">
            <text:p>23106.316</text:p>
          </table:table-cell>
          <table:table-cell office:value-type="float" office:value="19899.944" calcext:value-type="float">
            <text:p>19899.944</text:p>
          </table:table-cell>
          <table:table-cell office:value-type="float" office:value="16742.07" calcext:value-type="float">
            <text:p>16742.07</text:p>
          </table:table-cell>
          <table:table-cell office:value-type="float" office:value="14384.276" calcext:value-type="float">
            <text:p>14384.276</text:p>
          </table:table-cell>
          <table:table-cell office:value-type="float" office:value="10906.386" calcext:value-type="float">
            <text:p>10906.386</text:p>
          </table:table-cell>
          <table:table-cell office:value-type="float" office:value="8946.933" calcext:value-type="float">
            <text:p>8946.933</text:p>
          </table:table-cell>
        </table:table-row>
        <table:table-row table:style-name="ro1">
          <table:table-cell office:value-type="string" calcext:value-type="string">
            <text:p>Allowance for credit losses: loans</text:p>
          </table:table-cell>
          <table:table-cell office:value-type="float" office:value="-636" calcext:value-type="float">
            <text:p>-636</text:p>
          </table:table-cell>
          <table:table-cell office:value-type="float" office:value="-422" calcext:value-type="float">
            <text:p>-422</text:p>
          </table:table-cell>
          <table:table-cell office:value-type="float" office:value="-448" calcext:value-type="float">
            <text:p>-448</text:p>
          </table:table-cell>
          <table:table-cell office:value-type="float" office:value="-304.924" calcext:value-type="float">
            <text:p>-304.924</text:p>
          </table:table-cell>
          <table:table-cell office:value-type="float" office:value="-280.903" calcext:value-type="float">
            <text:p>-280.903</text:p>
          </table:table-cell>
          <table:table-cell office:value-type="float" office:value="-255.024" calcext:value-type="float">
            <text:p>-255.024</text:p>
          </table:table-cell>
          <table:table-cell office:value-type="float" office:value="-225.366" calcext:value-type="float">
            <text:p>-225.366</text:p>
          </table:table-cell>
          <table:table-cell office:value-type="float" office:value="-217.613" calcext:value-type="float">
            <text:p>-217.613</text:p>
          </table:table-cell>
          <table:table-cell office:value-type="float" office:value="-165.359" calcext:value-type="float">
            <text:p>-165.359</text:p>
          </table:table-cell>
          <table:table-cell office:value-type="float" office:value="-142.886" calcext:value-type="float">
            <text:p>-142.886</text:p>
          </table:table-cell>
          <table:table-cell office:value-type="float" office:value="-110.651" calcext:value-type="float">
            <text:p>-110.651</text:p>
          </table:table-cell>
        </table:table-row>
        <table:table-row table:style-name="ro1">
          <table:table-cell office:value-type="string" calcext:value-type="string">
            <text:p>Net loans</text:p>
          </table:table-cell>
          <table:table-cell office:value-type="float" office:value="73614" calcext:value-type="float">
            <text:p>73614</text:p>
          </table:table-cell>
          <table:table-cell office:value-type="float" office:value="65854" calcext:value-type="float">
            <text:p>65854</text:p>
          </table:table-cell>
          <table:table-cell office:value-type="float" office:value="44733" calcext:value-type="float">
            <text:p>44733</text:p>
          </table:table-cell>
          <table:table-cell office:value-type="float" office:value="32859.712" calcext:value-type="float">
            <text:p>32859.712</text:p>
          </table:table-cell>
          <table:table-cell office:value-type="float" office:value="28057.377" calcext:value-type="float">
            <text:p>28057.377</text:p>
          </table:table-cell>
          <table:table-cell office:value-type="float" office:value="22851.292" calcext:value-type="float">
            <text:p>22851.292</text:p>
          </table:table-cell>
          <table:table-cell office:value-type="float" office:value="19674.578" calcext:value-type="float">
            <text:p>19674.578</text:p>
          </table:table-cell>
          <table:table-cell office:value-type="float" office:value="16524.457" calcext:value-type="float">
            <text:p>16524.457</text:p>
          </table:table-cell>
          <table:table-cell office:value-type="float" office:value="14218.917" calcext:value-type="float">
            <text:p>14218.917</text:p>
          </table:table-cell>
          <table:table-cell office:value-type="float" office:value="10763.5" calcext:value-type="float">
            <text:p>10763.5</text:p>
          </table:table-cell>
          <table:table-cell office:value-type="float" office:value="8836.282" calcext:value-type="float">
            <text:p>8836.282</text:p>
          </table:table-cell>
        </table:table-row>
        <table:table-row table:style-name="ro1">
          <table:table-cell office:value-type="string" calcext:value-type="string">
            <text:p>Premises and equipment, net of accumulated depreciation and amortization</text:p>
          </table:table-cell>
          <table:table-cell office:value-type="float" office:value="394" calcext:value-type="float">
            <text:p>394</text:p>
          </table:table-cell>
          <table:table-cell office:value-type="float" office:value="270" calcext:value-type="float">
            <text:p>270</text:p>
          </table:table-cell>
          <table:table-cell office:value-type="float" office:value="176" calcext:value-type="float">
            <text:p>176</text:p>
          </table:table-cell>
          <table:table-cell office:value-type="float" office:value="161.876" calcext:value-type="float">
            <text:p>161.876</text:p>
          </table:table-cell>
          <table:table-cell office:value-type="float" office:value="129.213" calcext:value-type="float">
            <text:p>129.213</text:p>
          </table:table-cell>
          <table:table-cell office:value-type="float" office:value="128.682" calcext:value-type="float">
            <text:p>128.682</text:p>
          </table:table-cell>
          <table:table-cell office:value-type="float" office:value="120.683" calcext:value-type="float">
            <text:p>120.683</text:p>
          </table:table-cell>
          <table:table-cell office:value-type="float" office:value="102.625" calcext:value-type="float">
            <text:p>102.625</text:p>
          </table:table-cell>
          <table:table-cell office:value-type="float" office:value="79.845" calcext:value-type="float">
            <text:p>79.845</text:p>
          </table:table-cell>
          <table:table-cell office:value-type="float" office:value="67.485" calcext:value-type="float">
            <text:p>67.485</text:p>
          </table:table-cell>
          <table:table-cell office:value-type="float" office:value="66.545" calcext:value-type="float">
            <text:p>66.545</text:p>
          </table:table-cell>
        </table:table-row>
        <table:table-row table:style-name="ro1">
          <table:table-cell office:value-type="string" calcext:value-type="string">
            <text:p>Goodwill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143" calcext:value-type="float">
            <text:p>143</text:p>
          </table:table-cell>
          <table:table-cell office:value-type="float" office:value="137.823" calcext:value-type="float">
            <text:p>137.823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ther intangible assets, net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float" office:value="49.417" calcext:value-type="float">
            <text:p>49.417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se right-of-use assets</text:p>
          </table:table-cell>
          <table:table-cell office:value-type="float" office:value="335" calcext:value-type="float">
            <text:p>335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97.365" calcext:value-type="float">
            <text:p>197.365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rued interest receivable and other assets</text:p>
          </table:table-cell>
          <table:table-cell office:value-type="float" office:value="3082" calcext:value-type="float">
            <text:p>3082</text:p>
          </table:table-cell>
          <table:table-cell office:value-type="float" office:value="1928" calcext:value-type="float">
            <text:p>1928</text:p>
          </table:table-cell>
          <table:table-cell office:value-type="float" office:value="3206" calcext:value-type="float">
            <text:p>3206</text:p>
          </table:table-cell>
          <table:table-cell office:value-type="float" office:value="1745.233" calcext:value-type="float">
            <text:p>1745.233</text:p>
          </table:table-cell>
          <table:table-cell office:value-type="float" office:value="951.261" calcext:value-type="float">
            <text:p>951.261</text:p>
          </table:table-cell>
          <table:table-cell office:value-type="float" office:value="876.246" calcext:value-type="float">
            <text:p>876.246</text:p>
          </table:table-cell>
          <table:table-cell office:value-type="float" office:value="672.688" calcext:value-type="float">
            <text:p>672.688</text:p>
          </table:table-cell>
          <table:table-cell office:value-type="float" office:value="709.707" calcext:value-type="float">
            <text:p>709.707</text:p>
          </table:table-cell>
          <table:table-cell office:value-type="float" office:value="553.208" calcext:value-type="float">
            <text:p>553.208</text:p>
          </table:table-cell>
          <table:table-cell office:value-type="float" office:value="465.11" calcext:value-type="float">
            <text:p>465.11</text:p>
          </table:table-cell>
          <table:table-cell office:value-type="float" office:value="326.871" calcext:value-type="float">
            <text:p>326.871</text:p>
          </table:table-cell>
        </table:table-row>
        <table:table-row table:style-name="ro1">
          <table:table-cell office:value-type="string" calcext:value-type="string">
            <text:p>Total assets</text:p>
          </table:table-cell>
          <table:table-cell office:value-type="float" office:value="211793" calcext:value-type="float">
            <text:p>211793</text:p>
          </table:table-cell>
          <table:table-cell office:value-type="float" office:value="211478" calcext:value-type="float">
            <text:p>211478</text:p>
          </table:table-cell>
          <table:table-cell office:value-type="float" office:value="115511" calcext:value-type="float">
            <text:p>115511</text:p>
          </table:table-cell>
          <table:table-cell office:value-type="float" office:value="71004.903" calcext:value-type="float">
            <text:p>71004.903</text:p>
          </table:table-cell>
          <table:table-cell office:value-type="float" office:value="56927.979" calcext:value-type="float">
            <text:p>56927.979</text:p>
          </table:table-cell>
          <table:table-cell office:value-type="float" office:value="51214.467" calcext:value-type="float">
            <text:p>51214.467</text:p>
          </table:table-cell>
          <table:table-cell office:value-type="float" office:value="44683.66" calcext:value-type="float">
            <text:p>44683.66</text:p>
          </table:table-cell>
          <table:table-cell office:value-type="float" office:value="44686.703" calcext:value-type="float">
            <text:p>44686.703</text:p>
          </table:table-cell>
          <table:table-cell office:value-type="float" office:value="39337.869" calcext:value-type="float">
            <text:p>39337.869</text:p>
          </table:table-cell>
          <table:table-cell office:value-type="float" office:value="26417.189" calcext:value-type="float">
            <text:p>26417.189</text:p>
          </table:table-cell>
          <table:table-cell office:value-type="float" office:value="22766.123" calcext:value-type="float">
            <text:p>22766.123</text:p>
          </table:table-cell>
        </table:table-row>
        <table:table-row table:style-name="ro1">
          <table:table-cell office:value-type="string" calcext:value-type="string">
            <text:p>Noninterest-bearing demand deposits</text:p>
          </table:table-cell>
          <table:table-cell office:value-type="float" office:value="80753" calcext:value-type="float">
            <text:p>80753</text:p>
          </table:table-cell>
          <table:table-cell office:value-type="float" office:value="125851" calcext:value-type="float">
            <text:p>125851</text:p>
          </table:table-cell>
          <table:table-cell office:value-type="float" office:value="66519" calcext:value-type="float">
            <text:p>66519</text:p>
          </table:table-cell>
          <table:table-cell office:value-type="float" office:value="40841.57" calcext:value-type="float">
            <text:p>40841.57</text:p>
          </table:table-cell>
          <table:table-cell office:value-type="float" office:value="39103.422" calcext:value-type="float">
            <text:p>39103.422</text:p>
          </table:table-cell>
          <table:table-cell office:value-type="float" office:value="36655.497" calcext:value-type="float">
            <text:p>36655.497</text:p>
          </table:table-cell>
          <table:table-cell office:value-type="float" office:value="31975.457" calcext:value-type="float">
            <text:p>31975.457</text:p>
          </table:table-cell>
          <table:table-cell office:value-type="float" office:value="30867.497" calcext:value-type="float">
            <text:p>30867.497</text:p>
          </table:table-cell>
          <table:table-cell office:value-type="float" office:value="24583.682" calcext:value-type="float">
            <text:p>24583.682</text:p>
          </table:table-cell>
          <table:table-cell office:value-type="float" office:value="15894.36" calcext:value-type="float">
            <text:p>15894.36</text:p>
          </table:table-cell>
          <table:table-cell office:value-type="float" office:value="13875.275" calcext:value-type="float">
            <text:p>13875.275</text:p>
          </table:table-cell>
        </table:table-row>
        <table:table-row table:style-name="ro1">
          <table:table-cell office:value-type="string" calcext:value-type="string">
            <text:p>Interest-bearing deposits</text:p>
          </table:table-cell>
          <table:table-cell office:value-type="float" office:value="92356" calcext:value-type="float">
            <text:p>92356</text:p>
          </table:table-cell>
          <table:table-cell office:value-type="float" office:value="63352" calcext:value-type="float">
            <text:p>63352</text:p>
          </table:table-cell>
          <table:table-cell office:value-type="float" office:value="35463" calcext:value-type="float">
            <text:p>35463</text:p>
          </table:table-cell>
          <table:table-cell office:value-type="float" office:value="20916.237" calcext:value-type="float">
            <text:p>20916.237</text:p>
          </table:table-cell>
          <table:table-cell office:value-type="float" office:value="10225.478" calcext:value-type="float">
            <text:p>10225.478</text:p>
          </table:table-cell>
          <table:table-cell office:value-type="float" office:value="7598.578" calcext:value-type="float">
            <text:p>7598.578</text:p>
          </table:table-cell>
          <table:table-cell office:value-type="float" office:value="7004.411" calcext:value-type="float">
            <text:p>7004.411</text:p>
          </table:table-cell>
          <table:table-cell office:value-type="float" office:value="8275.279" calcext:value-type="float">
            <text:p>8275.279</text:p>
          </table:table-cell>
          <table:table-cell office:value-type="float" office:value="9759.817" calcext:value-type="float">
            <text:p>9759.817</text:p>
          </table:table-cell>
          <table:table-cell office:value-type="float" office:value="6578.619" calcext:value-type="float">
            <text:p>6578.619</text:p>
          </table:table-cell>
          <table:table-cell office:value-type="float" office:value="5301.177" calcext:value-type="float">
            <text:p>5301.177</text:p>
          </table:table-cell>
        </table:table-row>
        <table:table-row table:style-name="ro1">
          <table:table-cell office:value-type="string" calcext:value-type="string">
            <text:p>Total deposits</text:p>
          </table:table-cell>
          <table:table-cell office:value-type="float" office:value="173109" calcext:value-type="float">
            <text:p>173109</text:p>
          </table:table-cell>
          <table:table-cell office:value-type="float" office:value="189203" calcext:value-type="float">
            <text:p>189203</text:p>
          </table:table-cell>
          <table:table-cell office:value-type="float" office:value="101982" calcext:value-type="float">
            <text:p>101982</text:p>
          </table:table-cell>
          <table:table-cell office:value-type="float" office:value="61757.807" calcext:value-type="float">
            <text:p>61757.807</text:p>
          </table:table-cell>
          <table:table-cell office:value-type="float" office:value="49328.9" calcext:value-type="float">
            <text:p>49328.9</text:p>
          </table:table-cell>
          <table:table-cell office:value-type="float" office:value="44254.075" calcext:value-type="float">
            <text:p>44254.075</text:p>
          </table:table-cell>
          <table:table-cell office:value-type="float" office:value="38979.868" calcext:value-type="float">
            <text:p>38979.868</text:p>
          </table:table-cell>
          <table:table-cell office:value-type="float" office:value="39142.776" calcext:value-type="float">
            <text:p>39142.776</text:p>
          </table:table-cell>
          <table:table-cell office:value-type="float" office:value="34343.499" calcext:value-type="float">
            <text:p>34343.499</text:p>
          </table:table-cell>
          <table:table-cell office:value-type="float" office:value="22472.979" calcext:value-type="float">
            <text:p>22472.979</text:p>
          </table:table-cell>
          <table:table-cell office:value-type="float" office:value="19176.452" calcext:value-type="float">
            <text:p>19176.452</text:p>
          </table:table-cell>
        </table:table-row>
        <table:table-row table:style-name="ro1">
          <table:table-cell office:value-type="string" calcext:value-type="string">
            <text:p>Short-term borrowings</text:p>
          </table:table-cell>
          <table:table-cell office:value-type="float" office:value="13565" calcext:value-type="float">
            <text:p>1356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7.43" calcext:value-type="float">
            <text:p>17.43</text:p>
          </table:table-cell>
          <table:table-cell office:value-type="float" office:value="631.412" calcext:value-type="float">
            <text:p>631.412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512.668" calcext:value-type="float">
            <text:p>512.668</text:p>
          </table:table-cell>
          <table:table-cell office:value-type="float" office:value="774.9" calcext:value-type="float">
            <text:p>774.9</text:p>
          </table:table-cell>
          <table:table-cell office:value-type="float" office:value="7.781" calcext:value-type="float">
            <text:p>7.781</text:p>
          </table:table-cell>
          <table:table-cell office:value-type="float" office:value="5.08" calcext:value-type="float">
            <text:p>5.08</text:p>
          </table:table-cell>
          <table:table-cell office:value-type="float" office:value="166.11" calcext:value-type="float">
            <text:p>166.11</text:p>
          </table:table-cell>
        </table:table-row>
        <table:table-row table:style-name="ro1">
          <table:table-cell office:value-type="string" calcext:value-type="string">
            <text:p>Lease liabilities</text:p>
          </table:table-cell>
          <table:table-cell office:value-type="float" office:value="413" calcext:value-type="float">
            <text:p>413</text:p>
          </table:table-cell>
          <table:table-cell office:value-type="float" office:value="388" calcext:value-type="float">
            <text:p>388</text:p>
          </table:table-cell>
          <table:table-cell office:value-type="float" office:value="259" calcext:value-type="float">
            <text:p>259</text:p>
          </table:table-cell>
          <table:table-cell office:value-type="float" office:value="218.847" calcext:value-type="float">
            <text:p>218.84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 liabilities</text:p>
          </table:table-cell>
          <table:table-cell office:value-type="float" office:value="3041" calcext:value-type="float">
            <text:p>3041</text:p>
          </table:table-cell>
          <table:table-cell office:value-type="float" office:value="2587" calcext:value-type="float">
            <text:p>2587</text:p>
          </table:table-cell>
          <table:table-cell office:value-type="float" office:value="3972" calcext:value-type="float">
            <text:p>3972</text:p>
          </table:table-cell>
          <table:table-cell office:value-type="float" office:value="2041.752" calcext:value-type="float">
            <text:p>2041.752</text:p>
          </table:table-cell>
          <table:table-cell office:value-type="float" office:value="1006.359" calcext:value-type="float">
            <text:p>1006.359</text:p>
          </table:table-cell>
          <table:table-cell office:value-type="float" office:value="911.755" calcext:value-type="float">
            <text:p>911.755</text:p>
          </table:table-cell>
          <table:table-cell office:value-type="float" office:value="618.383" calcext:value-type="float">
            <text:p>618.383</text:p>
          </table:table-cell>
          <table:table-cell office:value-type="float" office:value="639.094" calcext:value-type="float">
            <text:p>639.094</text:p>
          </table:table-cell>
          <table:table-cell office:value-type="float" office:value="483.493" calcext:value-type="float">
            <text:p>483.493</text:p>
          </table:table-cell>
          <table:table-cell office:value-type="float" office:value="404.586" calcext:value-type="float">
            <text:p>404.586</text:p>
          </table:table-cell>
          <table:table-cell office:value-type="float" office:value="360.566" calcext:value-type="float">
            <text:p>360.566</text:p>
          </table:table-cell>
        </table:table-row>
        <table:table-row table:style-name="ro1">
          <table:table-cell office:value-type="string" calcext:value-type="string">
            <text:p>Long-term debt</text:p>
          </table:table-cell>
          <table:table-cell office:value-type="float" office:value="5370" calcext:value-type="float">
            <text:p>5370</text:p>
          </table:table-cell>
          <table:table-cell office:value-type="float" office:value="2570" calcext:value-type="float">
            <text:p>2570</text:p>
          </table:table-cell>
          <table:table-cell office:value-type="float" office:value="844" calcext:value-type="float">
            <text:p>844</text:p>
          </table:table-cell>
          <table:table-cell office:value-type="float" office:value="347.987" calcext:value-type="float">
            <text:p>347.987</text:p>
          </table:table-cell>
          <table:table-cell office:value-type="float" office:value="696.465" calcext:value-type="float">
            <text:p>696.465</text:p>
          </table:table-cell>
          <table:table-cell office:value-type="float" office:value="695.492" calcext:value-type="float">
            <text:p>695.492</text:p>
          </table:table-cell>
          <table:table-cell office:value-type="float" office:value="795.704" calcext:value-type="float">
            <text:p>795.704</text:p>
          </table:table-cell>
          <table:table-cell office:value-type="float" office:value="796.702" calcext:value-type="float">
            <text:p>796.702</text:p>
          </table:table-cell>
          <table:table-cell office:value-type="float" office:value="451.362" calcext:value-type="float">
            <text:p>451.362</text:p>
          </table:table-cell>
          <table:table-cell office:value-type="float" office:value="455.216" calcext:value-type="float">
            <text:p>455.216</text:p>
          </table:table-cell>
          <table:table-cell office:value-type="float" office:value="457.762" calcext:value-type="float">
            <text:p>457.762</text:p>
          </table:table-cell>
        </table:table-row>
        <table:table-row table:style-name="ro1">
          <table:table-cell office:value-type="string" calcext:value-type="string">
            <text:p>Total liabilities</text:p>
          </table:table-cell>
          <table:table-cell office:value-type="float" office:value="195498" calcext:value-type="float">
            <text:p>195498</text:p>
          </table:table-cell>
          <table:table-cell office:value-type="float" office:value="194869" calcext:value-type="float">
            <text:p>194869</text:p>
          </table:table-cell>
          <table:table-cell office:value-type="float" office:value="107078" calcext:value-type="float">
            <text:p>107078</text:p>
          </table:table-cell>
          <table:table-cell office:value-type="float" office:value="64383.823" calcext:value-type="float">
            <text:p>64383.823</text:p>
          </table:table-cell>
          <table:table-cell office:value-type="float" office:value="51663.136" calcext:value-type="float">
            <text:p>51663.136</text:p>
          </table:table-cell>
          <table:table-cell office:value-type="float" office:value="46895.052" calcext:value-type="float">
            <text:p>46895.052</text:p>
          </table:table-cell>
          <table:table-cell office:value-type="float" office:value="40906.623" calcext:value-type="float">
            <text:p>40906.623</text:p>
          </table:table-cell>
          <table:table-cell office:value-type="float" office:value="41353.472" calcext:value-type="float">
            <text:p>41353.472</text:p>
          </table:table-cell>
          <table:table-cell office:value-type="float" office:value="35286.135" calcext:value-type="float">
            <text:p>35286.135</text:p>
          </table:table-cell>
          <table:table-cell office:value-type="float" office:value="23337.861" calcext:value-type="float">
            <text:p>23337.861</text:p>
          </table:table-cell>
          <table:table-cell office:value-type="float" office:value="20160.89" calcext:value-type="float">
            <text:p>20160.89</text:p>
          </table:table-cell>
        </table:table-row>
        <table:table-row table:style-name="ro1">
          <table:table-cell office:value-type="string" calcext:value-type="string">
            <text:p>CHECK_ASSETS</text:p>
          </table:table-cell>
          <table:table-cell table:style-name="Default" table:formula="of:=SUM([.B4:.B7])+SUM([.B11:.B16])" office:value-type="float" office:value="211793" calcext:value-type="float">
            <text:p>211793</text:p>
          </table:table-cell>
          <table:table-cell table:style-name="Default" table:formula="of:=SUM([.C4:.C7])+SUM([.C11:.C16])" office:value-type="float" office:value="211478" calcext:value-type="float">
            <text:p>211478</text:p>
          </table:table-cell>
          <table:table-cell table:style-name="Default" table:formula="of:=SUM([.D4:.D7])+SUM([.D11:.D16])" office:value-type="float" office:value="115511" calcext:value-type="float">
            <text:p>115511</text:p>
          </table:table-cell>
          <table:table-cell table:style-name="Default" table:formula="of:=SUM([.E4:.E7])+SUM([.E11:.E16])" office:value-type="float" office:value="71004.903" calcext:value-type="float">
            <text:p>71004.903</text:p>
          </table:table-cell>
          <table:table-cell table:style-name="Default" table:formula="of:=SUM([.F4:.F7])+SUM([.F11:.F16])" office:value-type="float" office:value="56927.979" calcext:value-type="float">
            <text:p>56927.979</text:p>
          </table:table-cell>
          <table:table-cell table:formula="of:=SUM([.G4:.G7])+SUM([.G11:.G16])" office:value-type="float" office:value="51214.467" calcext:value-type="float">
            <text:p>51214.467</text:p>
          </table:table-cell>
          <table:table-cell table:formula="of:=SUM([.H4:.H7])+SUM([.H11:.H16])" office:value-type="float" office:value="44683.66" calcext:value-type="float">
            <text:p>44683.66</text:p>
          </table:table-cell>
          <table:table-cell table:formula="of:=SUM([.I4:.I7])+SUM([.I11:.I16])" office:value-type="float" office:value="44686.703" calcext:value-type="float">
            <text:p>44686.703</text:p>
          </table:table-cell>
          <table:table-cell table:formula="of:=SUM([.J4:.J7])+SUM([.J11:.J16])" office:value-type="float" office:value="39337.869" calcext:value-type="float">
            <text:p>39337.869</text:p>
          </table:table-cell>
          <table:table-cell table:formula="of:=SUM([.K4:.K7])+SUM([.K11:.K16])" office:value-type="float" office:value="26417.189" calcext:value-type="float">
            <text:p>26417.189</text:p>
          </table:table-cell>
          <table:table-cell table:formula="of:=SUM([.L4:.L7])+SUM([.L11:.L16])" office:value-type="float" office:value="22766.123" calcext:value-type="float">
            <text:p>22766.123</text:p>
          </table:table-cell>
        </table:table-row>
        <table:table-row table:style-name="ro1">
          <table:table-cell office:value-type="string" calcext:value-type="string">
            <text:p>CHECK_LIABILITIES</text:p>
          </table:table-cell>
          <table:table-cell table:style-name="ce5" table:formula="of:=SUM([.B18:.B19]) + SUM([.B21:.B24])" office:value-type="float" office:value="195498" calcext:value-type="float">
            <text:p>195498</text:p>
          </table:table-cell>
          <table:table-cell table:style-name="ce5" table:formula="of:=SUM([.C18:.C19]) + SUM([.C21:.C24])" office:value-type="float" office:value="194869" calcext:value-type="float">
            <text:p>194869</text:p>
          </table:table-cell>
          <table:table-cell table:style-name="ce5" table:formula="of:=SUM([.D18:.D19]) + SUM([.D21:.D24])" office:value-type="float" office:value="107078" calcext:value-type="float">
            <text:p>107078</text:p>
          </table:table-cell>
          <table:table-cell table:style-name="ce5" table:formula="of:=SUM([.E18:.E19]) + SUM([.E21:.E24])" office:value-type="float" office:value="64383.823" calcext:value-type="float">
            <text:p>64384</text:p>
          </table:table-cell>
          <table:table-cell table:style-name="ce5" table:formula="of:=SUM([.F18:.F19]) + SUM([.F21:.F24])" office:value-type="float" office:value="51663.136" calcext:value-type="float">
            <text:p>51663</text:p>
          </table:table-cell>
          <table:table-cell table:style-name="ce5" table:formula="of:=SUM([.G18:.G19]) + SUM([.G21:.G24])" office:value-type="float" office:value="46895.052" calcext:value-type="float">
            <text:p>46895</text:p>
          </table:table-cell>
          <table:table-cell table:style-name="ce5" table:formula="of:=SUM([.H18:.H19]) + SUM([.H21:.H24])" office:value-type="float" office:value="40906.623" calcext:value-type="float">
            <text:p>40907</text:p>
          </table:table-cell>
          <table:table-cell table:style-name="ce5" table:formula="of:=SUM([.I18:.I19]) + SUM([.I21:.I24])" office:value-type="float" office:value="41353.472" calcext:value-type="float">
            <text:p>41353</text:p>
          </table:table-cell>
          <table:table-cell table:style-name="ce5" table:formula="of:=SUM([.J18:.J19]) + SUM([.J21:.J24])" office:value-type="float" office:value="35286.135" calcext:value-type="float">
            <text:p>35286</text:p>
          </table:table-cell>
          <table:table-cell table:style-name="ce5" table:formula="of:=SUM([.K18:.K19]) + SUM([.K21:.K24])" office:value-type="float" office:value="23337.861" calcext:value-type="float">
            <text:p>23338</text:p>
          </table:table-cell>
          <table:table-cell table:style-name="ce5" table:formula="of:=SUM([.L18:.L19]) + SUM([.L21:.L24])" office:value-type="float" office:value="20160.89" calcext:value-type="float">
            <text:p>20161</text:p>
          </table:table-cell>
        </table:table-row>
        <table:table-row table:style-name="ro1" table:number-rows-repeated="7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5:20:26.697433338</meta:creation-date>
    <dc:date>2023-04-02T16:04:11.220294597</dc:date>
    <meta:editing-duration>PT24M21S</meta:editing-duration>
    <meta:editing-cycles>8</meta:editing-cycles>
    <meta:generator>LibreOffice/7.3.7.2$Linux_X86_64 LibreOffice_project/30$Build-2</meta:generator>
    <meta:document-statistic meta:table-count="1" meta:cell-count="300" meta:object-count="0"/>
  </office:meta>
</office:document-meta>
</file>